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8125984251968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#ffff99" gnm:background-colour="#ffff99" gnm:pattern-colour="#000000" gnm:pattern="1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#ffff99" gnm:background-colour="#ffff99" gnm:pattern-colour="#000000" gnm:pattern="1" fo:border-top="0.000cm none #c7c7c7" fo:border-bottom="0.035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General">
      <style:table-cell-properties fo:background-color="#ffff99" gnm:background-colour="#ffff99" gnm:pattern-colour="#000000" gnm:pattern="1" fo:border-top="0.035cm solid #000000" fo:border-bottom="0.000cm none #c7c7c7" fo:border-left="0.000cm none #c7c7c7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General">
      <style:table-cell-properties fo:background-color="transparent" gnm:background-colour="#ffffff" gnm:pattern-colour="#000000" gnm:pattern="0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" style:family="table-cell" style:data-style-name="General">
      <style:table-cell-properties fo:background-color="transparent" gnm:background-colour="#ffffff" gnm:pattern-colour="#000000" gnm:pattern="0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5" style:family="table-cell" style:data-style-name="General">
      <style:table-cell-properties fo:background-color="transparent" gnm:background-colour="#ffffff" gnm:pattern-colour="#000000" gnm:pattern="0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6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7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8" style:family="table-cell" style:data-style-name="General">
      <style:table-cell-properties fo:background-color="#eeeeee" gnm:background-colour="#eeeeee" gnm:pattern-colour="#000000" gnm:pattern="1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9" style:family="table-cell" style:data-style-name="General">
      <style:table-cell-properties fo:background-color="#ffff99" gnm:background-colour="#ffff99" gnm:pattern-colour="#000000" gnm:pattern="1" fo:border-top="0.000cm none #c7c7c7" fo:border-bottom="0.035cm solid #000000" fo:border-left="0.000cm none #c7c7c7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0" style:family="table-cell" style:data-style-name="ND-0">
      <style:table-cell-properties fo:background-color="transparent" gnm:background-colour="#ffffff" gnm:pattern-colour="#000000" gnm:pattern="0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1" style:family="table-cell" style:data-style-name="ND-0">
      <style:table-cell-properties fo:background-color="transparent" gnm:background-colour="#ffffff" gnm:pattern-colour="#000000" gnm:pattern="0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3" style:family="table-cell" style:data-style-name="ND-0">
      <style:table-cell-properties fo:background-color="transparent" gnm:background-colour="#ffffff" gnm:pattern-colour="#000000" gnm:pattern="0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4" style:family="table-cell" style:data-style-name="General">
      <style:table-cell-properties fo:background-color="#ffff99" gnm:background-colour="#ffff99" gnm:pattern-colour="#000000" gnm:pattern="1" fo:border-top="0.035cm solid #000000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5" style:family="table-cell" style:data-style-name="General">
      <style:table-cell-properties fo:background-color="#ffff99" gnm:background-colour="#ffff99" gnm:pattern-colour="#000000" gnm:pattern="1" fo:border-top="0.000cm none #c7c7c7" fo:border-bottom="0.035cm solid #000000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6" style:family="table-cell" style:data-style-name="General">
      <style:table-cell-properties fo:background-color="#eeeeee" gnm:background-colour="#eeeeee" gnm:pattern-colour="#000000" gnm:pattern="1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25.455118110236217pt" style:use-optimal-column-width="true"/>
    </style:style>
    <style:style style:name="ACOL-2" style:family="table-column">
      <style:table-column-properties style:column-width="137.39527559055117pt" style:use-optimal-column-width="true"/>
    </style:style>
    <style:style style:name="ACOL-3" style:family="table-column">
      <style:table-column-properties style:column-width="114.23622047244093pt" style:use-optimal-column-width="true"/>
    </style:style>
    <style:style style:name="ACOL-4" style:family="table-column">
      <style:table-column-properties style:column-width="115.73858267716537pt" style:use-optimal-column-width="true"/>
    </style:style>
    <style:style style:name="ACOL-5" style:family="table-column">
      <style:table-column-properties style:column-width="99.55275590551179pt" style:use-optimal-column-width="true"/>
    </style:style>
    <style:style style:name="ACOL-6" style:family="table-column">
      <style:table-column-properties style:column-width="64.00629921259842pt" style:use-optimal-column-width="true"/>
    </style:style>
    <style:style style:name="ACOL-7" style:family="table-column">
      <style:table-column-properties style:column-width="81.80787401574804pt" style:use-optimal-column-width="true"/>
    </style:style>
    <style:style style:name="ACOL-8" style:family="table-column">
      <style:table-column-properties style:column-width="334.2614173228347pt" style:use-optimal-column-width="true"/>
    </style:style>
    <style:style style:name="ACOL-9" style:family="table-column"/>
    <style:style style:name="AROW-1" style:family="table-row">
      <style:table-row-properties style:row-height="53.68818897637796pt" style:use-optimal-row-height="true"/>
    </style:style>
    <style:style style:name="AROW-2" style:family="table-row">
      <style:table-row-properties style:row-height="23.839370078740156pt" style:use-optimal-row-height="true"/>
    </style:style>
    <style:style style:name="AROW-3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Hoja1" table:style-name="ta-0" table:print="true">
        <office:forms form:automatic-focus="false" form:apply-design-mode="false">
          <form:form/>
        </office:forms>
        <table:table-column table:style-name="ACOL-1"/>
        <table:table-column table:style-name="ACOL-2"/>
        <table:table-column table:style-name="ACOL-3"/>
        <table:table-column table:style-name="ACOL-4"/>
        <table:table-column table:style-name="ACOL-5"/>
        <table:table-column table:style-name="ACOL-6" table:number-columns-repeated="3"/>
        <table:table-column table:style-name="ACOL-7"/>
        <table:table-column table:style-name="ACOL-8"/>
        <table:table-column table:style-name="ACOL-0" table:number-columns-repeated="118"/>
        <table:table-row table:style-name="AROW-0">
          <table:table-cell table:style-name="ACE-0"/>
          <table:table-cell table:number-columns-repeated="3" table:style-name="ACE-14"/>
          <table:table-cell table:style-name="ACE-14" office:value-type="string">
            <text:p>Cronograma Organizacional</text:p>
          </table:table-cell>
          <table:table-cell table:number-columns-repeated="4" table:style-name="ACE-14"/>
          <table:table-cell table:style-name="ACE-2"/>
          <table:table-cell table:number-columns-repeated="118" table:style-name="ACE-7"/>
        </table:table-row>
        <table:table-row table:style-name="AROW-0">
          <table:table-cell table:style-name="ACE-1"/>
          <table:table-cell table:number-columns-repeated="8" table:style-name="ACE-15"/>
          <table:table-cell table:style-name="ACE-9"/>
          <table:table-cell table:number-columns-repeated="118" table:style-name="ACE-7"/>
        </table:table-row>
        <table:table-row table:style-name="AROW-0">
          <table:table-cell table:style-name="ACE-16" office:value-type="string">
            <text:p>#</text:p>
          </table:table-cell>
          <table:table-cell table:style-name="ACE-16" office:value-type="string">
            <text:p>Actividad</text:p>
          </table:table-cell>
          <table:table-cell table:style-name="ACE-16" office:value-type="string">
            <text:p>Esfuerzo planeado</text:p>
          </table:table-cell>
          <table:table-cell table:style-name="ACE-16" office:value-type="string">
            <text:p>Fecha inicio planeada</text:p>
          </table:table-cell>
          <table:table-cell table:style-name="ACE-16" office:value-type="string">
            <text:p>Fecha fin planeada</text:p>
          </table:table-cell>
          <table:table-cell table:style-name="ACE-16" office:value-type="string">
            <text:p>Esfuerzo real</text:p>
          </table:table-cell>
          <table:table-cell table:style-name="ACE-16" office:value-type="string">
            <text:p>Inicio real</text:p>
          </table:table-cell>
          <table:table-cell table:style-name="ACE-16" office:value-type="string">
            <text:p>Fin real</text:p>
          </table:table-cell>
          <table:table-cell table:style-name="ACE-16" office:value-type="string">
            <text:p>Responsable</text:p>
          </table:table-cell>
          <table:table-cell table:style-name="ACE-8" office:value-type="string">
            <text:p>Participantes</text:p>
          </table:table-cell>
          <table:table-cell table:number-columns-repeated="118" table:style-name="ACE-7"/>
        </table:table-row>
        <table:table-row table:style-name="AROW-1">
          <table:table-cell table:style-name="ACE-3" office:value-type="float" office:value="1">
            <text:p>1</text:p>
          </table:table-cell>
          <table:table-cell table:style-name="ACE-3" office:value-type="string">
            <text:p>Arranque de proyecto </text:p>
          </table:table-cell>
          <table:table-cell table:style-name="ACE-3" office:value-type="string">
            <text:p>1HR</text:p>
          </table:table-cell>
          <table:table-cell table:style-name="ACE-11" office:value-type="date" office:date-value="2015-11-10">
            <text:p>10/11/15</text:p>
          </table:table-cell>
          <table:table-cell table:style-name="ACE-11" office:value-type="date" office:date-value="2015-11-10">
            <text:p>10/11/15</text:p>
          </table:table-cell>
          <table:table-cell table:style-name="ACE-12" office:value-type="string">
            <text:p>2HR</text:p>
          </table:table-cell>
          <table:table-cell table:style-name="ACE-11" office:value-type="date" office:date-value="2015-11-10">
            <text:p>10/11/15</text:p>
          </table:table-cell>
          <table:table-cell table:style-name="ACE-11" office:value-type="date" office:date-value="2015-11-10">
            <text:p>10/11/15</text:p>
          </table:table-cell>
          <table:table-cell table:style-name="ACE-3" office:value-type="string">
            <text:p>Jovanny Zepeda</text:p>
          </table:table-cell>
          <table:table-cell table:style-name="ACE-3" office:value-type="string">
            <text:p>Oriana Campos, Marisol Ornelas,Adriana Jaramillo,Ricardo Novela, Jovanny Zepeda,Ariana Sosa,VeroSelenne Chavez,Francisco Llamas<text:line-break/></text:p>
          </table:table-cell>
          <table:table-cell table:number-columns-repeated="118" table:style-name="ACE-7"/>
        </table:table-row>
        <table:table-row table:style-name="AROW-2">
          <table:table-cell table:style-name="ACE-3" office:value-type="float" office:value="2">
            <text:p>2</text:p>
          </table:table-cell>
          <table:table-cell table:style-name="ACE-3" office:value-type="string">
            <text:p>Reunión de Compromiso</text:p>
          </table:table-cell>
          <table:table-cell table:style-name="ACE-3" office:value-type="string">
            <text:p>1HR</text:p>
          </table:table-cell>
          <table:table-cell table:style-name="ACE-11" office:value-type="date" office:date-value="2015-11-15">
            <text:p>15/11/15</text:p>
          </table:table-cell>
          <table:table-cell table:style-name="ACE-11" office:value-type="date" office:date-value="2015-11-15">
            <text:p>15/11/15</text:p>
          </table:table-cell>
          <table:table-cell table:style-name="ACE-11" office:value-type="string">
            <text:p>.5HR</text:p>
          </table:table-cell>
          <table:table-cell table:style-name="ACE-11" office:value-type="date" office:date-value="2015-11-15">
            <text:p>15/11/15</text:p>
          </table:table-cell>
          <table:table-cell table:style-name="ACE-11" office:value-type="date" office:date-value="2015-11-15">
            <text:p>15/11/15</text:p>
          </table:table-cell>
          <table:table-cell table:style-name="ACE-3" office:value-type="string">
            <text:p>Ricardo Novela</text:p>
          </table:table-cell>
          <table:table-cell table:style-name="ACE-3" office:value-type="string">
            <text:p>Jovanny Zepeda,Adriana Jaramillo, Marisol Ornelas, Oriana Campos, Ricardo Novela, Veroselenne Chavez</text:p>
          </table:table-cell>
          <table:table-cell table:number-columns-repeated="118" table:style-name="ACE-7"/>
        </table:table-row>
        <table:table-row table:style-name="AROW-2">
          <table:table-cell table:style-name="ACE-3" office:value-type="float" office:value="3">
            <text:p>3</text:p>
          </table:table-cell>
          <table:table-cell table:style-name="ACE-3" office:value-type="string">
            <text:p>Reunión de Compromiso</text:p>
          </table:table-cell>
          <table:table-cell table:style-name="ACE-3" office:value-type="string">
            <text:p>1HR</text:p>
          </table:table-cell>
          <table:table-cell table:style-name="ACE-11" office:value-type="date" office:date-value="2015-11-30">
            <text:p>30/11/15</text:p>
          </table:table-cell>
          <table:table-cell table:style-name="ACE-11" office:value-type="date" office:date-value="2015-11-30">
            <text:p>30/11/15</text:p>
          </table:table-cell>
          <table:table-cell table:style-name="ACE-11" office:value-type="string">
            <text:p>1HR</text:p>
          </table:table-cell>
          <table:table-cell table:style-name="ACE-11" office:value-type="date" office:date-value="2015-11-30">
            <text:p>30/11/15</text:p>
          </table:table-cell>
          <table:table-cell table:style-name="ACE-11" office:value-type="date" office:date-value="2015-11-30">
            <text:p>30/11/15</text:p>
          </table:table-cell>
          <table:table-cell table:style-name="ACE-3" office:value-type="string">
            <text:p>Ricardo Novela</text:p>
          </table:table-cell>
          <table:table-cell table:style-name="ACE-3" office:value-type="string">
            <text:p>Jovanny Zepeda,Adriana Jaramillo, Marisol Ornelas, Oriana Campos, Ricardo Novela, Veroselenne Chavez</text:p>
          </table:table-cell>
          <table:table-cell table:number-columns-repeated="118" table:style-name="ACE-7"/>
        </table:table-row>
        <table:table-row table:style-name="AROW-2">
          <table:table-cell table:style-name="ACE-3" office:value-type="float" office:value="4">
            <text:p>4</text:p>
          </table:table-cell>
          <table:table-cell table:style-name="ACE-3" office:value-type="string">
            <text:p>Reunión de Compromiso</text:p>
          </table:table-cell>
          <table:table-cell table:style-name="ACE-3" office:value-type="string">
            <text:p>1HR</text:p>
          </table:table-cell>
          <table:table-cell table:style-name="ACE-11" office:value-type="date" office:date-value="2015-12-07">
            <text:p>07/12/15</text:p>
          </table:table-cell>
          <table:table-cell table:style-name="ACE-11" office:value-type="date" office:date-value="2015-12-07">
            <text:p>07/12/15</text:p>
          </table:table-cell>
          <table:table-cell table:style-name="ACE-11" office:value-type="string">
            <text:p>80min</text:p>
          </table:table-cell>
          <table:table-cell table:style-name="ACE-11" office:value-type="date" office:date-value="2015-12-07">
            <text:p>07/12/15</text:p>
          </table:table-cell>
          <table:table-cell table:style-name="ACE-11" office:value-type="date" office:date-value="2015-12-07">
            <text:p>07/12/15</text:p>
          </table:table-cell>
          <table:table-cell table:style-name="ACE-3" office:value-type="string">
            <text:p>Ricardo Novela</text:p>
          </table:table-cell>
          <table:table-cell table:style-name="ACE-3" office:value-type="string">
            <text:p>Jovanny Zepeda,Adriana Jaramillo, Marisol Ornelas, Oriana Campos, Ricardo Novela, Veroselenne Chavez</text:p>
          </table:table-cell>
          <table:table-cell table:number-columns-repeated="118" table:style-name="ACE-7"/>
        </table:table-row>
        <table:table-row table:style-name="AROW-2">
          <table:table-cell table:style-name="ACE-3" office:value-type="float" office:value="5">
            <text:p>5</text:p>
          </table:table-cell>
          <table:table-cell table:style-name="ACE-3" office:value-type="string">
            <text:p>Reunión de Compromiso</text:p>
          </table:table-cell>
          <table:table-cell table:style-name="ACE-3" office:value-type="string">
            <text:p>1HR</text:p>
          </table:table-cell>
          <table:table-cell table:style-name="ACE-11" office:value-type="date" office:date-value="2015-12-14">
            <text:p>14/12/15</text:p>
          </table:table-cell>
          <table:table-cell table:style-name="ACE-11" office:value-type="date" office:date-value="2015-12-14">
            <text:p>14/12/15</text:p>
          </table:table-cell>
          <table:table-cell table:style-name="ACE-11" office:value-type="string">
            <text:p>50min</text:p>
          </table:table-cell>
          <table:table-cell table:style-name="ACE-11" office:value-type="date" office:date-value="2015-12-14">
            <text:p>14/12/15</text:p>
          </table:table-cell>
          <table:table-cell table:style-name="ACE-11" office:value-type="date" office:date-value="2015-12-14">
            <text:p>14/12/15</text:p>
          </table:table-cell>
          <table:table-cell table:style-name="ACE-3" office:value-type="string">
            <text:p>Ricardo Novela</text:p>
          </table:table-cell>
          <table:table-cell table:style-name="ACE-3" office:value-type="string">
            <text:p>Jovanny Zepeda,Adriana Jaramillo, Marisol Ornelas, Oriana Campos, Ricardo Novela, Veroselenne Chavez</text:p>
          </table:table-cell>
          <table:table-cell table:number-columns-repeated="118" table:style-name="ACE-7"/>
        </table:table-row>
        <table:table-row table:style-name="AROW-2">
          <table:table-cell table:style-name="ACE-3" office:value-type="float" office:value="6">
            <text:p>6</text:p>
          </table:table-cell>
          <table:table-cell table:style-name="ACE-3" office:value-type="string">
            <text:p>Reunión de Compromiso</text:p>
          </table:table-cell>
          <table:table-cell table:style-name="ACE-3" office:value-type="string">
            <text:p>1HR</text:p>
          </table:table-cell>
          <table:table-cell table:style-name="ACE-11" office:value-type="date" office:date-value="2015-12-21">
            <text:p>21/12/15</text:p>
          </table:table-cell>
          <table:table-cell table:style-name="ACE-11" office:value-type="date" office:date-value="2015-12-21">
            <text:p>21/12/15</text:p>
          </table:table-cell>
          <table:table-cell table:style-name="ACE-11" office:value-type="string">
            <text:p>124min</text:p>
          </table:table-cell>
          <table:table-cell table:style-name="ACE-11" office:value-type="date" office:date-value="2015-12-21">
            <text:p>21/12/15</text:p>
          </table:table-cell>
          <table:table-cell table:style-name="ACE-11" office:value-type="date" office:date-value="2015-12-21">
            <text:p>21/12/15</text:p>
          </table:table-cell>
          <table:table-cell table:style-name="ACE-3" office:value-type="string">
            <text:p>Ricardo Novela</text:p>
          </table:table-cell>
          <table:table-cell table:style-name="ACE-3" office:value-type="string">
            <text:p>Jovanny Zepeda,Adriana Jaramillo, Marisol Ornelas, Oriana Campos, Ricardo Novela, Veroselenne Chavez</text:p>
          </table:table-cell>
          <table:table-cell table:number-columns-repeated="118" table:style-name="ACE-7"/>
        </table:table-row>
        <table:table-row table:style-name="AROW-2">
          <table:table-cell table:style-name="ACE-3" office:value-type="float" office:value="7">
            <text:p>7</text:p>
          </table:table-cell>
          <table:table-cell table:style-name="ACE-3" office:value-type="string">
            <text:p>Reunión de Compromiso</text:p>
          </table:table-cell>
          <table:table-cell table:style-name="ACE-3" office:value-type="string">
            <text:p>1HR</text:p>
          </table:table-cell>
          <table:table-cell table:style-name="ACE-11" office:value-type="date" office:date-value="2015-12-28">
            <text:p>28/12/15</text:p>
          </table:table-cell>
          <table:table-cell table:style-name="ACE-11" office:value-type="date" office:date-value="2015-12-28">
            <text:p>28/12/15</text:p>
          </table:table-cell>
          <table:table-cell table:style-name="ACE-11" office:value-type="string">
            <text:p>82 min</text:p>
          </table:table-cell>
          <table:table-cell table:style-name="ACE-11" office:value-type="date" office:date-value="2015-12-24">
            <text:p>24/12/15</text:p>
          </table:table-cell>
          <table:table-cell table:style-name="ACE-11" office:value-type="date" office:date-value="2015-12-24">
            <text:p>24/12/15</text:p>
          </table:table-cell>
          <table:table-cell table:style-name="ACE-3" office:value-type="string">
            <text:p>Ricardo Novela</text:p>
          </table:table-cell>
          <table:table-cell table:style-name="ACE-3" office:value-type="string">
            <text:p>Jovanny Zepeda,Adriana Jaramillo, Marisol Ornelas, Oriana Campos, Ricardo Novela, Veroselenne Chavez</text:p>
          </table:table-cell>
          <table:table-cell table:number-columns-repeated="118" table:style-name="ACE-7"/>
        </table:table-row>
        <table:table-row table:style-name="AROW-2">
          <table:table-cell table:style-name="ACE-3" office:value-type="float" office:value="8">
            <text:p>8</text:p>
          </table:table-cell>
          <table:table-cell table:style-name="ACE-3" office:value-type="string">
            <text:p>Reunión de Compromiso</text:p>
          </table:table-cell>
          <table:table-cell table:style-name="ACE-3" office:value-type="string">
            <text:p>1HR</text:p>
          </table:table-cell>
          <table:table-cell table:style-name="ACE-11" office:value-type="date" office:date-value="2015-01-04">
            <text:p>04/01/15</text:p>
          </table:table-cell>
          <table:table-cell table:style-name="ACE-11" office:value-type="date" office:date-value="2016-01-04">
            <text:p>04/01/16</text:p>
          </table:table-cell>
          <table:table-cell table:style-name="ACE-11" office:value-type="string">
            <text:p>60 min</text:p>
          </table:table-cell>
          <table:table-cell table:style-name="ACE-11" office:value-type="date" office:date-value="2016-01-05">
            <text:p>05/01/16</text:p>
          </table:table-cell>
          <table:table-cell table:style-name="ACE-11" office:value-type="date" office:date-value="2016-01-05">
            <text:p>05/01/16</text:p>
          </table:table-cell>
          <table:table-cell table:style-name="ACE-3" office:value-type="string">
            <text:p>Ricardo Novela</text:p>
          </table:table-cell>
          <table:table-cell table:style-name="ACE-3" office:value-type="string">
            <text:p>Jovanny Zepeda,Adriana Jaramillo, Marisol Ornelas, Oriana Campos, Ricardo Novela, Veroselenne Chavez</text:p>
          </table:table-cell>
          <table:table-cell table:number-columns-repeated="118" table:style-name="ACE-7"/>
        </table:table-row>
        <table:table-row table:style-name="AROW-2">
          <table:table-cell table:style-name="ACE-3" office:value-type="float" office:value="9">
            <text:p>9</text:p>
          </table:table-cell>
          <table:table-cell table:style-name="ACE-3" office:value-type="string">
            <text:p>Reunión de Compromiso</text:p>
          </table:table-cell>
          <table:table-cell table:style-name="ACE-3" office:value-type="string">
            <text:p>1HR</text:p>
          </table:table-cell>
          <table:table-cell table:style-name="ACE-11" office:value-type="date" office:date-value="2015-01-11">
            <text:p>11/01/15</text:p>
          </table:table-cell>
          <table:table-cell table:style-name="ACE-11" office:value-type="date" office:date-value="2016-01-11">
            <text:p>11/01/16</text:p>
          </table:table-cell>
          <table:table-cell table:style-name="ACE-11" office:value-type="string">
            <text:p>120min</text:p>
          </table:table-cell>
          <table:table-cell table:style-name="ACE-11" office:value-type="date" office:date-value="2016-01-18">
            <text:p>18/01/16</text:p>
          </table:table-cell>
          <table:table-cell table:style-name="ACE-11" office:value-type="date" office:date-value="2016-01-18">
            <text:p>18/01/16</text:p>
          </table:table-cell>
          <table:table-cell table:style-name="ACE-3" office:value-type="string">
            <text:p>Ricardo Novela</text:p>
          </table:table-cell>
          <table:table-cell table:style-name="ACE-3" office:value-type="string">
            <text:p>Jovanny Zepeda,Adriana Jaramillo, Marisol Ornelas, Oriana Campos, Ricardo Novela, Veroselenne Chavez</text:p>
          </table:table-cell>
          <table:table-cell table:number-columns-repeated="118" table:style-name="ACE-7"/>
        </table:table-row>
        <table:table-row table:style-name="AROW-2">
          <table:table-cell table:style-name="ACE-3" office:value-type="float" office:value="10">
            <text:p>10</text:p>
          </table:table-cell>
          <table:table-cell table:style-name="ACE-3" office:value-type="string">
            <text:p>Reunión de Compromiso</text:p>
          </table:table-cell>
          <table:table-cell table:style-name="ACE-3" office:value-type="string">
            <text:p>1HR</text:p>
          </table:table-cell>
          <table:table-cell table:style-name="ACE-11" office:value-type="date" office:date-value="2015-01-18">
            <text:p>18/01/15</text:p>
          </table:table-cell>
          <table:table-cell table:style-name="ACE-11" office:value-type="date" office:date-value="2016-01-18">
            <text:p>18/01/16</text:p>
          </table:table-cell>
          <table:table-cell table:style-name="ACE-11" office:value-type="string">
            <text:p>120min</text:p>
          </table:table-cell>
          <table:table-cell table:style-name="ACE-11" office:value-type="date" office:date-value="2016-01-18">
            <text:p>18/01/16</text:p>
          </table:table-cell>
          <table:table-cell table:style-name="ACE-11" office:value-type="date" office:date-value="2016-01-18">
            <text:p>18/01/16</text:p>
          </table:table-cell>
          <table:table-cell table:style-name="ACE-3" office:value-type="string">
            <text:p>Ricardo Novela</text:p>
          </table:table-cell>
          <table:table-cell table:style-name="ACE-3" office:value-type="string">
            <text:p>Jovanny Zepeda,Adriana Jaramillo, Marisol Ornelas, Oriana Campos, Ricardo Novela, Veroselenne Chavez</text:p>
          </table:table-cell>
          <table:table-cell table:number-columns-repeated="118" table:style-name="ACE-7"/>
        </table:table-row>
        <table:table-row table:style-name="AROW-2">
          <table:table-cell table:style-name="ACE-4" office:value-type="float" office:value="11">
            <text:p>11</text:p>
          </table:table-cell>
          <table:table-cell table:style-name="ACE-3" office:value-type="string">
            <text:p>Reunión de Compromiso</text:p>
          </table:table-cell>
          <table:table-cell table:style-name="ACE-3" office:value-type="string">
            <text:p>1HR</text:p>
          </table:table-cell>
          <table:table-cell table:style-name="ACE-11" office:value-type="date" office:date-value="2015-01-25">
            <text:p>25/01/15</text:p>
          </table:table-cell>
          <table:table-cell table:style-name="ACE-11" office:value-type="date" office:date-value="2015-01-25">
            <text:p>25/01/15</text:p>
          </table:table-cell>
          <table:table-cell table:style-name="ACE-11"/>
          <table:table-cell table:style-name="ACE-11" office:value-type="date" office:date-value="2015-01-25">
            <text:p>25/01/15</text:p>
          </table:table-cell>
          <table:table-cell table:style-name="ACE-11" office:value-type="date" office:date-value="2015-01-25">
            <text:p>25/01/15</text:p>
          </table:table-cell>
          <table:table-cell table:style-name="ACE-3" office:value-type="string">
            <text:p>Ricardo Novela</text:p>
          </table:table-cell>
          <table:table-cell table:style-name="ACE-3" office:value-type="string">
            <text:p>Jovanny Zepeda,Adriana Jaramillo, Marisol Ornelas, Oriana Campos, Ricardo Novela, Veroselenne Chavez</text:p>
          </table:table-cell>
          <table:table-cell table:number-columns-repeated="118" table:style-name="ACE-7"/>
        </table:table-row>
        <table:table-row table:style-name="AROW-2">
          <table:table-cell table:style-name="ACE-4" office:value-type="float" office:value="12">
            <text:p>12</text:p>
          </table:table-cell>
          <table:table-cell table:style-name="ACE-3" office:value-type="string">
            <text:p>Reunión de Compromiso</text:p>
          </table:table-cell>
          <table:table-cell table:style-name="ACE-3" office:value-type="string">
            <text:p>1HR</text:p>
          </table:table-cell>
          <table:table-cell table:style-name="ACE-11" office:value-type="date" office:date-value="2015-02-01">
            <text:p>01/02/15</text:p>
          </table:table-cell>
          <table:table-cell table:style-name="ACE-11" office:value-type="date" office:date-value="2016-01-18">
            <text:p>18/01/16</text:p>
          </table:table-cell>
          <table:table-cell table:number-columns-repeated="3" table:style-name="ACE-11"/>
          <table:table-cell table:style-name="ACE-3" office:value-type="string">
            <text:p>Ricardo Novela</text:p>
          </table:table-cell>
          <table:table-cell table:style-name="ACE-3" office:value-type="string">
            <text:p>Jovanny Zepeda,Adriana Jaramillo, Marisol Ornelas, Oriana Campos, Ricardo Novela, Veroselenne Chavez</text:p>
          </table:table-cell>
          <table:table-cell table:number-columns-repeated="118" table:style-name="ACE-7"/>
        </table:table-row>
        <table:table-row table:style-name="AROW-0">
          <table:table-cell table:number-columns-repeated="2" table:style-name="ACE-5"/>
          <table:table-cell table:number-columns-repeated="3" table:style-name="ACE-10"/>
          <table:table-cell table:style-name="ACE-13"/>
          <table:table-cell table:number-columns-repeated="2" table:style-name="ACE-10"/>
          <table:table-cell table:number-columns-repeated="2" table:style-name="ACE-5"/>
          <table:table-cell table:number-columns-repeated="118" table:style-name="ACE-7"/>
        </table:table-row>
        <table:table-row table:style-name="AROW-0" table:number-rows-repeated="12">
          <table:table-cell table:number-columns-repeated="2" table:style-name="ACE-5"/>
          <table:table-cell table:number-columns-repeated="6" table:style-name="ACE-10"/>
          <table:table-cell table:number-columns-repeated="2" table:style-name="ACE-5"/>
          <table:table-cell table:number-columns-repeated="118" table:style-name="ACE-7"/>
        </table:table-row>
        <table:table-row table:style-name="AROW-0" table:number-rows-repeated="1048548">
          <table:table-cell table:number-columns-repeated="128"/>
        </table:table-row>
        <table:named-expressions>
          <table:named-expression table:name="Print_Area" table:expression="of:=#REF!" table:base-cell-address="$'Hoja1'.$A$1"/>
          <table:named-expression table:name="Sheet_Title" table:expression="of:=&quot;Hoja1&quot;" table:base-cell-address="$'Hoja1'.$A$1"/>
        </table:named-expressions>
        <gnm:selections gnm:cursor-col="5" gnm:cursor-row="13">
          <gnm:selection gnm:start-col="5" gnm:start-row="13" gnm:end-col="5" gnm:end-row="13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office:version="1.2">
  <office:styles>
    <number:date-style style:name="ND-0" number:format-source="fixed">
      <number:day number:style="long"/>
      <number:text>/</number:text>
      <number:month number:possessive-form="false" number:textual="false" number:style="long"/>
      <number:text>/</number:text>
      <number:year number:style="short" number:calendar="gregorian"/>
    </number:date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8125984251968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pt" fo:margin="0pt" fo:min-height="21.259842519685037pt" svg:height="21.259842519685037pt" style:dynamic-spacing="true"/>
      </style:header-style>
      <style:footer-style>
        <style:header-footer-properties fo:border="none" style:shadow="none" fo:padding="0pt" fo:margin="0pt" fo:min-height="21.259842519685037pt" svg:height="21.259842519685037pt" style:dynamic-spacing="true"/>
      </style:footer-style>
    </style:page-layout>
  </office:automatic-styles>
  <office:master-styles>
    <style:master-page style:name="ta-mp-0" style:display-name="Hoja1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ágina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6-01-26T18:40:40Z</dc:date>
    <meta:creation-date>2015-12-01T11:48:56Z</meta:creation-date>
    <meta:editing-cycles>1</meta:editing-cycles>
    <meta:editing-duration>PT19M35S</meta:editing-duration>
    <meta:generator>gnumeric/1.12.18</meta:generator>
  </office:meta>
</office:document-meta>
</file>